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4pt" fo:font-weight="bold" officeooo:rsid="0008ea60" officeooo:paragraph-rsid="0008ea60" style:font-size-asian="24pt" style:font-weight-asian="bold" style:font-size-complex="24pt" style:font-weight-complex="bold"/>
    </style:style>
    <style:style style:name="P2" style:family="paragraph" style:parent-style-name="Standard">
      <style:paragraph-properties fo:text-align="start" style:justify-single-word="false"/>
      <style:text-properties style:font-name="Arial" fo:font-size="20pt" fo:font-weight="bold" officeooo:rsid="0008ea60" officeooo:paragraph-rsid="0008ea60" style:font-size-asian="17.5pt" style:font-weight-asian="bold" style:font-size-complex="20pt" style:font-weight-complex="bold"/>
    </style:style>
    <style:style style:name="P3" style:family="paragraph" style:parent-style-name="Standard">
      <style:paragraph-properties fo:text-align="start" style:justify-single-word="false"/>
      <style:text-properties style:font-name="Arial" fo:font-size="20pt" fo:font-weight="bold" officeooo:rsid="0010e61e" officeooo:paragraph-rsid="0010e61e" style:font-size-asian="17.5pt" style:font-weight-asian="bold" style:font-size-complex="20pt" style:font-weight-complex="bold"/>
    </style:style>
    <style:style style:name="P4" style:family="paragraph" style:parent-style-name="Standard">
      <style:paragraph-properties fo:text-align="start" style:justify-single-word="false"/>
      <style:text-properties style:font-name="Arial" fo:font-size="14pt" fo:font-weight="normal" officeooo:rsid="0008ea60" officeooo:paragraph-rsid="0008ea60" style:font-size-asian="12.25pt" style:font-weight-asian="normal" style:font-size-complex="14pt" style:font-weight-complex="normal"/>
    </style:style>
    <style:style style:name="P5" style:family="paragraph" style:parent-style-name="Standard" style:list-style-name="L1">
      <style:paragraph-properties fo:text-align="start" style:justify-single-word="false"/>
      <style:text-properties style:font-name="Arial" fo:font-size="14pt" fo:font-weight="normal" officeooo:rsid="0010e61e" officeooo:paragraph-rsid="0010e61e" style:font-size-asian="12.25pt" style:font-weight-asian="normal" style:font-size-complex="14pt" style:font-weight-complex="normal"/>
    </style:style>
    <style:style style:name="P6" style:family="paragraph" style:parent-style-name="Standard" style:list-style-name="L1">
      <style:paragraph-properties fo:text-align="start" style:justify-single-word="false"/>
      <style:text-properties style:font-name="Arial" fo:font-size="14pt" fo:font-weight="normal" officeooo:rsid="0012d681" officeooo:paragraph-rsid="0012d681" style:font-size-asian="12.25pt" style:font-weight-asian="normal" style:font-size-complex="14pt" style:font-weight-complex="normal"/>
    </style:style>
    <style:style style:name="P7" style:family="paragraph" style:parent-style-name="Standard" style:list-style-name="L1">
      <style:paragraph-properties fo:text-align="start" style:justify-single-word="false"/>
      <style:text-properties style:font-name="Arial" fo:font-size="14pt" fo:font-weight="normal" officeooo:rsid="0012d681" officeooo:paragraph-rsid="001428b7"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Arial" fo:font-size="14pt" fo:font-weight="normal" officeooo:rsid="0012d681" officeooo:paragraph-rsid="0012d681" style:font-size-asian="12.25pt" style:font-weight-asian="normal" style:font-size-complex="14pt" style:font-weight-complex="normal"/>
    </style:style>
    <style:style style:name="P9" style:family="paragraph" style:parent-style-name="Standard" style:list-style-name="L1">
      <style:paragraph-properties fo:text-align="start" style:justify-single-word="false"/>
      <style:text-properties style:font-name="Arial" fo:font-size="14pt" fo:font-weight="normal" officeooo:rsid="001428b7" officeooo:paragraph-rsid="001428b7" style:font-size-asian="12.25pt" style:font-weight-asian="normal" style:font-size-complex="14pt" style:font-weight-complex="normal"/>
    </style:style>
    <style:style style:name="P10" style:family="paragraph" style:parent-style-name="Standard" style:list-style-name="L2">
      <style:paragraph-properties fo:text-align="start" style:justify-single-word="false"/>
      <style:text-properties style:font-name="Arial" fo:font-size="14pt" fo:font-weight="normal" officeooo:rsid="00171328" officeooo:paragraph-rsid="00171328" style:font-size-asian="12.25pt" style:font-weight-asian="normal" style:font-size-complex="14pt" style:font-weight-complex="normal"/>
    </style:style>
    <style:style style:name="P11" style:family="paragraph" style:parent-style-name="Standard" style:list-style-name="L3">
      <style:paragraph-properties fo:text-align="start" style:justify-single-word="false"/>
      <style:text-properties style:font-name="Arial" fo:font-size="14pt" fo:font-weight="normal" officeooo:rsid="00171328" officeooo:paragraph-rsid="00171328" style:font-size-asian="12.25pt" style:font-weight-asian="normal" style:font-size-complex="14pt" style:font-weight-complex="normal"/>
    </style:style>
    <style:style style:name="P12" style:family="paragraph" style:parent-style-name="Standard" style:list-style-name="L4">
      <style:paragraph-properties fo:text-align="start" style:justify-single-word="false"/>
      <style:text-properties style:font-name="Arial" fo:font-size="14pt" fo:font-weight="normal" officeooo:rsid="0017fd55" officeooo:paragraph-rsid="0017fd55" style:font-size-asian="12.25pt" style:font-weight-asian="normal" style:font-size-complex="14pt" style:font-weight-complex="normal"/>
    </style:style>
    <style:style style:name="P13" style:family="paragraph" style:parent-style-name="Standard" style:list-style-name="L5">
      <style:paragraph-properties fo:text-align="start" style:justify-single-word="false"/>
      <style:text-properties style:font-name="Arial" fo:font-size="14pt" fo:font-weight="normal" officeooo:rsid="0017fd55" officeooo:paragraph-rsid="0017fd55" style:font-size-asian="12.25pt" style:font-weight-asian="normal" style:font-size-complex="14pt" style:font-weight-complex="normal"/>
    </style:style>
    <style:style style:name="P14" style:family="paragraph" style:parent-style-name="Standard" style:list-style-name="L6">
      <style:paragraph-properties fo:text-align="start" style:justify-single-word="false"/>
      <style:text-properties style:font-name="Arial" fo:font-size="14pt" fo:font-weight="normal" officeooo:rsid="0017fd55" officeooo:paragraph-rsid="0017fd55" style:font-size-asian="12.25pt" style:font-weight-asian="normal" style:font-size-complex="14pt" style:font-weight-complex="normal"/>
    </style:style>
    <style:style style:name="P15" style:family="paragraph" style:parent-style-name="Standard" style:list-style-name="L7">
      <style:paragraph-properties fo:text-align="start" style:justify-single-word="false"/>
      <style:text-properties style:font-name="Arial" fo:font-size="14pt" fo:font-weight="normal" officeooo:rsid="00190273" officeooo:paragraph-rsid="00190273" style:font-size-asian="12.25pt" style:font-weight-asian="normal" style:font-size-complex="14pt" style:font-weight-complex="normal"/>
    </style:style>
    <style:style style:name="P16" style:family="paragraph" style:parent-style-name="Standard" style:list-style-name="L8">
      <style:paragraph-properties fo:text-align="start" style:justify-single-word="false"/>
      <style:text-properties style:font-name="Arial" fo:font-size="14pt" fo:font-weight="normal" officeooo:rsid="00190273" officeooo:paragraph-rsid="00190273"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Arial" fo:font-size="14pt" fo:font-weight="normal" officeooo:rsid="00190273" officeooo:paragraph-rsid="00190273" style:font-size-asian="12.25pt" style:font-weight-asian="normal" style:font-size-complex="14pt" style:font-weight-complex="normal"/>
    </style:style>
    <style:style style:name="T1" style:family="text">
      <style:text-properties officeooo:rsid="0010e61e"/>
    </style:style>
    <style:style style:name="T2" style:family="text">
      <style:text-properties fo:font-weight="bold" style:font-weight-asian="bold" style:font-weight-complex="bold"/>
    </style:style>
    <style:style style:name="T3" style:family="text">
      <style:text-properties officeooo:rsid="001428b7"/>
    </style:style>
    <style:style style:name="T4" style:family="text">
      <style:text-properties officeooo:rsid="00190273"/>
    </style:style>
    <style:style style:name="T5" style:family="text">
      <style:text-properties officeooo:rsid="001a18c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damentals of Software Project Management</text:p>
      <text:p text:style-name="P1"/>
      <text:p text:style-name="P1"/>
      <text:p text:style-name="P1">Project Plan</text:p>
      <text:p text:style-name="P1"/>
      <text:p text:style-name="P2"><text:span text:style-name="T1">E</text:span>stablish project scope and objectives:</text:p>
      <text:list xml:id="list415160929" text:style-name="L1">
        <text:list-item>
          <text:p text:style-name="P5">When we start getting proper positive feedback with the rating from the customer, its the sign that the project is successful.</text:p>
        </text:list-item>
        <text:list-item>
          <text:p text:style-name="P6">The boss of this project will be the project manager ( Mr.Hamza ).</text:p>
        </text:list-item>
        <text:list-item>
          <text:p text:style-name="P6"><text:span text:style-name="T2">Stakeholders:</text:span></text:p>
          <text:list>
            <text:list-item>
              <text:p text:style-name="P7">Hotel manager ( client )</text:p>
            </text:list-item>
            <text:list-item>
              <text:p text:style-name="P7">Hotel owner</text:p>
            </text:list-item>
            <text:list-item>
              <text:p text:style-name="P7">Hotel finance department</text:p>
            </text:list-item>
            <text:list-item>
              <text:p text:style-name="P7"><text:span text:style-name="T3">public</text:span></text:p>
            </text:list-item>
          </text:list>
        </text:list-item>
        <text:list-item>
          <text:p text:style-name="P6"><text:s/></text:p>
        </text:list-item>
        <text:list-item>
          <text:p text:style-name="P9">Every weekend, the meeting will be arranged with the hotel manager in which progress of the project will be discussed.</text:p>
        </text:list-item>
      </text:list>
      <text:p text:style-name="P8"/>
      <text:p text:style-name="P2"/>
      <text:p text:style-name="P2">Establish project infrastructure:</text:p>
      <text:list xml:id="list579053464" text:style-name="L2">
        <text:list-item>
          <text:p text:style-name="P10">They want the project to accommodate changes of the real world. As most of the things are just one click away, the hotel management also want them to be competitive in this regards.</text:p>
        </text:list-item>
        <text:list-item>
          <text:p text:style-name="P10">We will develop the project in react native as it is cross platform and every type of user can get benefit from it.</text:p>
        </text:list-item>
        <text:list-item>
          <text:p text:style-name="P10">Project team have to be experienced so that the project will be completed in defined time and budget.</text:p>
          <text:p text:style-name="P10"/>
        </text:list-item>
      </text:list>
      <text:p text:style-name="P2">Analysis of project characteristics:</text:p>
      <text:list xml:id="list452699682" text:style-name="L3">
        <text:list-item>
          <text:p text:style-name="P11">The project is product base as the functionalities are defined well.</text:p>
        </text:list-item>
        <text:list-item>
          <text:p text:style-name="P11">The difference of this project is, it is specified to one hotel and functionalities will be developed according to their rules.</text:p>
          <text:p text:style-name="P11">And we will go with the incremental approach as it will be better according to the project and requirements.</text:p>
          <text:p text:style-name="P11"/>
        </text:list-item>
      </text:list>
      <text:p text:style-name="P2"/>
      <text:p text:style-name="P2"/>
      <text:p text:style-name="P2"><text:soft-page-break/>Identify project products and activities:</text:p>
      <text:list xml:id="list2677064269" text:style-name="L4">
        <text:list-item>
          <text:p text:style-name="P12">We have to produce the product with the working functionality in each increment.</text:p>
        </text:list-item>
        <text:list-item>
          <text:p text:style-name="P12"><text:span text:style-name="T5">Check points are needed if the user wants to pay online or cash.</text:span> </text:p>
        </text:list-item>
      </text:list>
      <text:p text:style-name="P2">Estimate effort for each activity:</text:p>
      <text:list xml:id="list2143033523" text:style-name="L5">
        <text:list-item>
          <text:p text:style-name="P13">The estimated time for this project is 7 months. And there is high probability of achieving this target.</text:p>
        </text:list-item>
      </text:list>
      <text:p text:style-name="P3">Identify activity risks:</text:p>
      <text:list xml:id="list1238638374" text:style-name="L6">
        <text:list-item>
          <text:p text:style-name="P14">There is risk of not completing allocated time. </text:p>
        </text:list-item>
        <text:list-item>
          <text:p text:style-name="P14">We will keep in touch with the manger so that he know where the project lies.<text:tab/></text:p>
        </text:list-item>
        <text:list-item>
          <text:p text:style-name="P14">The navigation functionality can take more interval than estimated. So, we will <text:span text:style-name="T4">allocate more time to this increment.</text:span></text:p>
        </text:list-item>
      </text:list>
      <text:p text:style-name="P3">Allocate resources:</text:p>
      <text:list xml:id="list2343815665" text:style-name="L7">
        <text:list-item>
          <text:p text:style-name="P15">Each increment should not take more than 3 weeks. </text:p>
          <text:p text:style-name="P15"/>
        </text:list-item>
      </text:list>
      <text:p text:style-name="P3">Review / publicize plan:</text:p>
      <text:list xml:id="list1131342169" text:style-name="L8">
        <text:list-item>
          <text:p text:style-name="P16">The product will be able to handle maximum 150 users at a time.</text:p>
        </text:list-item>
      </text:list>
      <text:p text:style-name="P17"/>
      <text:p text:style-name="P3">Execute plan and create lower level plans:</text:p>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28T21:45:24.554025877</meta:creation-date>
    <dc:date>2022-09-28T23:36:48.893141000</dc:date>
    <meta:editing-duration>PT27M18S</meta:editing-duration>
    <meta:editing-cycles>7</meta:editing-cycles>
    <meta:generator>LibreOffice/6.0.7.3$Linux_X86_64 LibreOffice_project/00m0$Build-3</meta:generator>
    <meta:document-statistic meta:table-count="0" meta:image-count="0" meta:object-count="0" meta:page-count="2" meta:paragraph-count="34" meta:word-count="366" meta:character-count="2085" meta:non-whitespace-character-count="1769"/>
  </office:meta>
</office:document-meta>
</file>